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54d3e42" officeooo:paragraph-rsid="054d3e42" fo:background-color="#cfe7f5"/>
    </style:style>
    <style:style style:name="P2" style:family="paragraph" style:parent-style-name="Standard">
      <style:text-properties officeooo:rsid="054d3e42" officeooo:paragraph-rsid="058e12b1" fo:background-color="#cfe7f5"/>
    </style:style>
    <style:style style:name="P3" style:family="paragraph" style:parent-style-name="Standard">
      <style:text-properties officeooo:rsid="054d3e42" officeooo:paragraph-rsid="058f2e7f" fo:background-color="#cfe7f5"/>
    </style:style>
    <style:style style:name="P4" style:family="paragraph" style:parent-style-name="Standard">
      <style:text-properties officeooo:rsid="054d3e42" officeooo:paragraph-rsid="055f9ad9" fo:background-color="#cfe7f5"/>
    </style:style>
    <style:style style:name="P5" style:family="paragraph" style:parent-style-name="Standard">
      <style:text-properties officeooo:rsid="054d3e42" officeooo:paragraph-rsid="056e3636" fo:background-color="#cfe7f5"/>
    </style:style>
    <style:style style:name="P6" style:family="paragraph" style:parent-style-name="Standard">
      <style:text-properties officeooo:rsid="054d3e42" officeooo:paragraph-rsid="0580cd1a" fo:background-color="#cfe7f5"/>
    </style:style>
    <style:style style:name="P7" style:family="paragraph" style:parent-style-name="Standard">
      <style:text-properties officeooo:rsid="054d3e42" officeooo:paragraph-rsid="05b5dc6b" fo:background-color="#cfe7f5"/>
    </style:style>
    <style:style style:name="P8" style:family="paragraph" style:parent-style-name="Standard">
      <style:text-properties officeooo:rsid="054d3e42" officeooo:paragraph-rsid="05c67433" fo:background-color="#cfe7f5"/>
    </style:style>
    <style:style style:name="P9" style:family="paragraph" style:parent-style-name="Standard">
      <style:text-properties officeooo:rsid="054d3e42" officeooo:paragraph-rsid="05e4d992" fo:background-color="#cfe7f5"/>
    </style:style>
    <style:style style:name="P10" style:family="paragraph" style:parent-style-name="Standard">
      <style:text-properties officeooo:rsid="054d3e42" officeooo:paragraph-rsid="060811ac" fo:background-color="#cfe7f5"/>
    </style:style>
    <style:style style:name="P11" style:family="paragraph" style:parent-style-name="Standard">
      <style:text-properties officeooo:rsid="054d3e42" officeooo:paragraph-rsid="061bd878" fo:background-color="#cfe7f5"/>
    </style:style>
    <style:style style:name="P12" style:family="paragraph" style:parent-style-name="Standard">
      <style:text-properties officeooo:rsid="05b5dc6b" officeooo:paragraph-rsid="05bb5cae" fo:background-color="#cfe7f5"/>
    </style:style>
    <style:style style:name="T1" style:family="text">
      <style:text-properties officeooo:rsid="054e41f3"/>
    </style:style>
    <style:style style:name="T2" style:family="text">
      <style:text-properties officeooo:rsid="054fd542"/>
    </style:style>
    <style:style style:name="T3" style:family="text">
      <style:text-properties officeooo:rsid="0550f8cb"/>
    </style:style>
    <style:style style:name="T4" style:family="text">
      <style:text-properties officeooo:rsid="05526039"/>
    </style:style>
    <style:style style:name="T5" style:family="text">
      <style:text-properties officeooo:rsid="055324cf"/>
    </style:style>
    <style:style style:name="T6" style:family="text">
      <style:text-properties officeooo:rsid="0556e504"/>
    </style:style>
    <style:style style:name="T7" style:family="text">
      <style:text-properties officeooo:rsid="05589c0d"/>
    </style:style>
    <style:style style:name="T8" style:family="text">
      <style:text-properties officeooo:rsid="055a16a0"/>
    </style:style>
    <style:style style:name="T9" style:family="text">
      <style:text-properties officeooo:rsid="055b6558"/>
    </style:style>
    <style:style style:name="T10" style:family="text">
      <style:text-properties officeooo:rsid="055bc2a9"/>
    </style:style>
    <style:style style:name="T11" style:family="text">
      <style:text-properties officeooo:rsid="055d5126"/>
    </style:style>
    <style:style style:name="T12" style:family="text">
      <style:text-properties officeooo:rsid="055f9ad9"/>
    </style:style>
    <style:style style:name="T13" style:family="text">
      <style:text-properties officeooo:rsid="05613a08"/>
    </style:style>
    <style:style style:name="T14" style:family="text">
      <style:text-properties officeooo:rsid="0562a9a0"/>
    </style:style>
    <style:style style:name="T15" style:family="text">
      <style:text-properties officeooo:rsid="05631951"/>
    </style:style>
    <style:style style:name="T16" style:family="text">
      <style:text-properties officeooo:rsid="05650184"/>
    </style:style>
    <style:style style:name="T17" style:family="text">
      <style:text-properties officeooo:rsid="0565aa3f"/>
    </style:style>
    <style:style style:name="T18" style:family="text">
      <style:text-properties officeooo:rsid="05689d38"/>
    </style:style>
    <style:style style:name="T19" style:family="text">
      <style:text-properties officeooo:rsid="056b939f"/>
    </style:style>
    <style:style style:name="T20" style:family="text">
      <style:text-properties officeooo:rsid="056c95c7"/>
    </style:style>
    <style:style style:name="T21" style:family="text">
      <style:text-properties officeooo:rsid="056e0d1d"/>
    </style:style>
    <style:style style:name="T22" style:family="text">
      <style:text-properties officeooo:rsid="056ec715"/>
    </style:style>
    <style:style style:name="T23" style:family="text">
      <style:text-properties officeooo:rsid="056f9653"/>
    </style:style>
    <style:style style:name="T24" style:family="text">
      <style:text-properties officeooo:rsid="0570dff3"/>
    </style:style>
    <style:style style:name="T25" style:family="text">
      <style:text-properties officeooo:rsid="057258e1"/>
    </style:style>
    <style:style style:name="T26" style:family="text">
      <style:text-properties officeooo:rsid="0572cb64"/>
    </style:style>
    <style:style style:name="T27" style:family="text">
      <style:text-properties officeooo:rsid="05745f7b"/>
    </style:style>
    <style:style style:name="T28" style:family="text">
      <style:text-properties officeooo:rsid="0575b90b"/>
    </style:style>
    <style:style style:name="T29" style:family="text">
      <style:text-properties officeooo:rsid="057628e6"/>
    </style:style>
    <style:style style:name="T30" style:family="text">
      <style:text-properties officeooo:rsid="0578436b"/>
    </style:style>
    <style:style style:name="T31" style:family="text">
      <style:text-properties officeooo:rsid="057922d1"/>
    </style:style>
    <style:style style:name="T32" style:family="text">
      <style:text-properties officeooo:rsid="057a0a91"/>
    </style:style>
    <style:style style:name="T33" style:family="text">
      <style:text-properties officeooo:rsid="0580cd1a"/>
    </style:style>
    <style:style style:name="T34" style:family="text">
      <style:text-properties officeooo:rsid="05817dec"/>
    </style:style>
    <style:style style:name="T35" style:family="text">
      <style:text-properties officeooo:rsid="058c4cb8"/>
    </style:style>
    <style:style style:name="T36" style:family="text">
      <style:text-properties officeooo:rsid="058f2e7f"/>
    </style:style>
    <style:style style:name="T37" style:family="text">
      <style:text-properties officeooo:rsid="05900807"/>
    </style:style>
    <style:style style:name="T38" style:family="text">
      <style:text-properties officeooo:rsid="05906874"/>
    </style:style>
    <style:style style:name="T39" style:family="text">
      <style:text-properties officeooo:rsid="05927af5"/>
    </style:style>
    <style:style style:name="T40" style:family="text">
      <style:text-properties officeooo:rsid="0593e147"/>
    </style:style>
    <style:style style:name="T41" style:family="text">
      <style:text-properties officeooo:rsid="0594c26e"/>
    </style:style>
    <style:style style:name="T42" style:family="text">
      <style:text-properties officeooo:rsid="05979f3a"/>
    </style:style>
    <style:style style:name="T43" style:family="text">
      <style:text-properties officeooo:rsid="0599860f"/>
    </style:style>
    <style:style style:name="T44" style:family="text">
      <style:text-properties officeooo:rsid="059af3e1"/>
    </style:style>
    <style:style style:name="T45" style:family="text">
      <style:text-properties officeooo:rsid="059cf0fd"/>
    </style:style>
    <style:style style:name="T46" style:family="text">
      <style:text-properties officeooo:rsid="059e0add"/>
    </style:style>
    <style:style style:name="T47" style:family="text">
      <style:text-properties officeooo:rsid="059e6fa2"/>
    </style:style>
    <style:style style:name="T48" style:family="text">
      <style:text-properties officeooo:rsid="059f48cf"/>
    </style:style>
    <style:style style:name="T49" style:family="text">
      <style:text-properties officeooo:rsid="05a3f54b"/>
    </style:style>
    <style:style style:name="T50" style:family="text">
      <style:text-properties officeooo:rsid="05a4790c"/>
    </style:style>
    <style:style style:name="T51" style:family="text">
      <style:text-properties officeooo:rsid="05a4aae0"/>
    </style:style>
    <style:style style:name="T52" style:family="text">
      <style:text-properties officeooo:rsid="05a84ccb"/>
    </style:style>
    <style:style style:name="T53" style:family="text">
      <style:text-properties officeooo:rsid="05a9d7ec"/>
    </style:style>
    <style:style style:name="T54" style:family="text">
      <style:text-properties officeooo:rsid="05ab95dc"/>
    </style:style>
    <style:style style:name="T55" style:family="text">
      <style:text-properties officeooo:rsid="05acf411"/>
    </style:style>
    <style:style style:name="T56" style:family="text">
      <style:text-properties officeooo:rsid="05b0b5c1"/>
    </style:style>
    <style:style style:name="T57" style:family="text">
      <style:text-properties officeooo:rsid="05b41517"/>
    </style:style>
    <style:style style:name="T58" style:family="text">
      <style:text-properties officeooo:rsid="05b5a20a"/>
    </style:style>
    <style:style style:name="T59" style:family="text">
      <style:text-properties officeooo:rsid="05b5dc6b"/>
    </style:style>
    <style:style style:name="T60" style:family="text">
      <style:text-properties officeooo:rsid="05b7c7e6"/>
    </style:style>
    <style:style style:name="T61" style:family="text">
      <style:text-properties officeooo:rsid="05bb5cae"/>
    </style:style>
    <style:style style:name="T62" style:family="text">
      <style:text-properties officeooo:rsid="05bfb62c"/>
    </style:style>
    <style:style style:name="T63" style:family="text">
      <style:text-properties officeooo:rsid="05c301bf"/>
    </style:style>
    <style:style style:name="T64" style:family="text">
      <style:text-properties officeooo:rsid="05c46786"/>
    </style:style>
    <style:style style:name="T65" style:family="text">
      <style:text-properties officeooo:rsid="05c5c443"/>
    </style:style>
    <style:style style:name="T66" style:family="text">
      <style:text-properties officeooo:rsid="05c8c82e"/>
    </style:style>
    <style:style style:name="T67" style:family="text">
      <style:text-properties officeooo:rsid="05c959eb"/>
    </style:style>
    <style:style style:name="T68" style:family="text">
      <style:text-properties officeooo:rsid="05cbeab8"/>
    </style:style>
    <style:style style:name="T69" style:family="text">
      <style:text-properties officeooo:rsid="05cbed4e"/>
    </style:style>
    <style:style style:name="T70" style:family="text">
      <style:text-properties officeooo:rsid="05cdb1e6"/>
    </style:style>
    <style:style style:name="T71" style:family="text">
      <style:text-properties officeooo:rsid="05ce5954"/>
    </style:style>
    <style:style style:name="T72" style:family="text">
      <style:text-properties officeooo:rsid="05d0e987"/>
    </style:style>
    <style:style style:name="T73" style:family="text">
      <style:text-properties officeooo:rsid="05d2159b"/>
    </style:style>
    <style:style style:name="T74" style:family="text">
      <style:text-properties officeooo:rsid="05d60b6c"/>
    </style:style>
    <style:style style:name="T75" style:family="text">
      <style:text-properties officeooo:rsid="05d778d0"/>
    </style:style>
    <style:style style:name="T76" style:family="text">
      <style:text-properties officeooo:rsid="05d93622"/>
    </style:style>
    <style:style style:name="T77" style:family="text">
      <style:text-properties officeooo:rsid="05d9966e"/>
    </style:style>
    <style:style style:name="T78" style:family="text">
      <style:text-properties officeooo:rsid="05dd17a8"/>
    </style:style>
    <style:style style:name="T79" style:family="text">
      <style:text-properties officeooo:rsid="05de5020"/>
    </style:style>
    <style:style style:name="T80" style:family="text">
      <style:text-properties officeooo:rsid="05df9d65"/>
    </style:style>
    <style:style style:name="T81" style:family="text">
      <style:text-properties officeooo:rsid="05e0b7af"/>
    </style:style>
    <style:style style:name="T82" style:family="text">
      <style:text-properties officeooo:rsid="05e6d4f7"/>
    </style:style>
    <style:style style:name="T83" style:family="text">
      <style:text-properties officeooo:rsid="05e86c86"/>
    </style:style>
    <style:style style:name="T84" style:family="text">
      <style:text-properties officeooo:rsid="05e9d0c0"/>
    </style:style>
    <style:style style:name="T85" style:family="text">
      <style:text-properties officeooo:rsid="05ebe031"/>
    </style:style>
    <style:style style:name="T86" style:family="text">
      <style:text-properties officeooo:rsid="05ed23b6"/>
    </style:style>
    <style:style style:name="T87" style:family="text">
      <style:text-properties officeooo:rsid="05ee7069"/>
    </style:style>
    <style:style style:name="T88" style:family="text">
      <style:text-properties officeooo:rsid="05f020fd"/>
    </style:style>
    <style:style style:name="T89" style:family="text">
      <style:text-properties officeooo:rsid="05f0e4ec"/>
    </style:style>
    <style:style style:name="T90" style:family="text">
      <style:text-properties officeooo:rsid="05f2e68e"/>
    </style:style>
    <style:style style:name="T91" style:family="text">
      <style:text-properties officeooo:rsid="05f42928"/>
    </style:style>
    <style:style style:name="T92" style:family="text">
      <style:text-properties officeooo:rsid="05f5c732"/>
    </style:style>
    <style:style style:name="T93" style:family="text">
      <style:text-properties officeooo:rsid="05f7c513"/>
    </style:style>
    <style:style style:name="T94" style:family="text">
      <style:text-properties officeooo:rsid="05f8e0f5"/>
    </style:style>
    <style:style style:name="T95" style:family="text">
      <style:text-properties officeooo:rsid="05fa52ec"/>
    </style:style>
    <style:style style:name="T96" style:family="text">
      <style:text-properties officeooo:rsid="05fbcc95"/>
    </style:style>
    <style:style style:name="T97" style:family="text">
      <style:text-properties officeooo:rsid="05fc2fa6"/>
    </style:style>
    <style:style style:name="T98" style:family="text">
      <style:text-properties officeooo:rsid="05fd8a81"/>
    </style:style>
    <style:style style:name="T99" style:family="text">
      <style:text-properties officeooo:rsid="05febf18"/>
    </style:style>
    <style:style style:name="T100" style:family="text">
      <style:text-properties officeooo:rsid="06029c36"/>
    </style:style>
    <style:style style:name="T101" style:family="text">
      <style:text-properties officeooo:rsid="0604c012"/>
    </style:style>
    <style:style style:name="T102" style:family="text">
      <style:text-properties officeooo:rsid="0606a312"/>
    </style:style>
    <style:style style:name="T103" style:family="text">
      <style:text-properties officeooo:rsid="060811ac"/>
    </style:style>
    <style:style style:name="T104" style:family="text">
      <style:text-properties officeooo:rsid="0609e662"/>
    </style:style>
    <style:style style:name="T105" style:family="text">
      <style:text-properties officeooo:rsid="060cd171"/>
    </style:style>
    <style:style style:name="T106" style:family="text">
      <style:text-properties officeooo:rsid="060db997"/>
    </style:style>
    <style:style style:name="T107" style:family="text">
      <style:text-properties officeooo:rsid="060eb61d"/>
    </style:style>
    <style:style style:name="T108" style:family="text">
      <style:text-properties officeooo:rsid="060ef8ed"/>
    </style:style>
    <style:style style:name="T109" style:family="text">
      <style:text-properties officeooo:rsid="060f6ef5"/>
    </style:style>
    <style:style style:name="T110" style:family="text">
      <style:text-properties officeooo:rsid="0611022b"/>
    </style:style>
    <style:style style:name="T111" style:family="text">
      <style:text-properties officeooo:rsid="06110814"/>
    </style:style>
    <style:style style:name="T112" style:family="text">
      <style:text-properties officeooo:rsid="0612bdc4"/>
    </style:style>
    <style:style style:name="T113" style:family="text">
      <style:text-properties officeooo:rsid="06157913"/>
    </style:style>
    <style:style style:name="T114" style:family="text">
      <style:text-properties officeooo:rsid="06174372"/>
    </style:style>
    <style:style style:name="T115" style:family="text">
      <style:text-properties officeooo:rsid="0618a7a4"/>
    </style:style>
    <style:style style:name="T116" style:family="text">
      <style:text-properties officeooo:rsid="0618f9cd"/>
    </style:style>
    <style:style style:name="T117" style:family="text">
      <style:text-properties officeooo:rsid="061af9bb"/>
    </style:style>
    <style:style style:name="T118" style:family="text">
      <style:text-properties officeooo:rsid="061bd878"/>
    </style:style>
    <style:style style:name="T119" style:family="text">
      <style:text-properties officeooo:rsid="061cef7b"/>
    </style:style>
    <style:style style:name="T120" style:family="text">
      <style:text-properties officeooo:rsid="061ea9b0"/>
    </style:style>
    <style:style style:name="T121" style:family="text">
      <style:text-properties officeooo:rsid="06208015"/>
    </style:style>
    <style:style style:name="T122" style:family="text">
      <style:text-properties officeooo:rsid="06214d55"/>
    </style:style>
    <style:style style:name="T123" style:family="text">
      <style:text-properties officeooo:rsid="0621a496"/>
    </style:style>
    <style:style style:name="T124" style:family="text">
      <style:text-properties officeooo:rsid="06227caa"/>
    </style:style>
    <style:style style:name="T125" style:family="text">
      <style:text-properties officeooo:rsid="0623e3f1"/>
    </style:style>
    <style:style style:name="T126" style:family="text">
      <style:text-properties officeooo:rsid="06254edd"/>
    </style:style>
    <style:style style:name="T127" style:family="text">
      <style:text-properties officeooo:rsid="062aa2e3"/>
    </style:style>
    <style:style style:name="T128" style:family="text">
      <style:text-properties officeooo:rsid="062d9b57"/>
    </style:style>
    <style:style style:name="T129" style:family="text">
      <style:text-properties officeooo:rsid="06302935"/>
    </style:style>
    <style:style style:name="T130" style:family="text">
      <style:text-properties officeooo:rsid="06312fd9"/>
    </style:style>
    <style:style style:name="T131" style:family="text">
      <style:text-properties officeooo:rsid="0632f4ec"/>
    </style:style>
    <style:style style:name="T132" style:family="text">
      <style:text-properties officeooo:rsid="0634f050"/>
    </style:style>
    <style:style style:name="T133" style:family="text">
      <style:text-properties officeooo:rsid="0636f0ac"/>
    </style:style>
    <style:style style:name="T134" style:family="text">
      <style:text-properties officeooo:rsid="06375598"/>
    </style:style>
    <style:style style:name="T135" style:family="text">
      <style:text-properties officeooo:rsid="06387b5b"/>
    </style:style>
    <style:style style:name="T136" style:family="text">
      <style:text-properties officeooo:rsid="063a1785"/>
    </style:style>
    <style:style style:name="T137" style:family="text">
      <style:text-properties officeooo:rsid="063b61f2"/>
    </style:style>
    <style:style style:name="T138" style:family="text">
      <style:text-properties officeooo:rsid="063c71d7"/>
    </style:style>
    <style:style style:name="T139" style:family="text">
      <style:text-properties officeooo:rsid="063f733b"/>
    </style:style>
    <style:style style:name="T140" style:family="text">
      <style:text-properties officeooo:rsid="064156fd"/>
    </style:style>
    <style:style style:name="T141" style:family="text">
      <style:text-properties officeooo:rsid="06424a08"/>
    </style:style>
    <style:style style:name="T142" style:family="text">
      <style:text-properties officeooo:rsid="06426732"/>
    </style:style>
    <style:style style:name="T143" style:family="text">
      <style:text-properties officeooo:rsid="0642abee"/>
    </style:style>
    <style:style style:name="T144" style:family="text">
      <style:text-properties officeooo:rsid="064318c1"/>
    </style:style>
    <style:style style:name="T145" style:family="text">
      <style:text-properties officeooo:rsid="06461e39"/>
    </style:style>
    <style:style style:name="T146" style:family="text">
      <style:text-properties officeooo:rsid="06466cab"/>
    </style:style>
    <style:style style:name="T147" style:family="text">
      <style:text-properties officeooo:rsid="064759e5"/>
    </style:style>
    <style:style style:name="T148" style:family="text">
      <style:text-properties officeooo:rsid="06492f8f"/>
    </style:style>
    <style:style style:name="T149" style:family="text">
      <style:text-properties officeooo:rsid="064a657f"/>
    </style:style>
    <style:style style:name="T150" style:family="text">
      <style:text-properties officeooo:rsid="064cd1dc"/>
    </style:style>
    <style:style style:name="T151" style:family="text">
      <style:text-properties officeooo:rsid="064db887"/>
    </style:style>
    <style:style style:name="T152" style:family="text">
      <style:text-properties officeooo:rsid="064e23aa"/>
    </style:style>
    <style:style style:name="T153" style:family="text">
      <style:text-properties officeooo:rsid="064f102b"/>
    </style:style>
    <style:style style:name="T154" style:family="text">
      <style:text-properties officeooo:rsid="064ffae2"/>
    </style:style>
    <style:style style:name="T155" style:family="text">
      <style:text-properties officeooo:rsid="0650ebf3"/>
    </style:style>
    <style:style style:name="T156" style:family="text">
      <style:text-properties officeooo:rsid="0650f8af"/>
    </style:style>
    <style:style style:name="T157" style:family="text">
      <style:text-properties officeooo:rsid="06510d36"/>
    </style:style>
    <style:style style:name="T158" style:family="text">
      <style:text-properties officeooo:rsid="0651d801"/>
    </style:style>
    <style:style style:name="T159" style:family="text">
      <style:text-properties officeooo:rsid="0652c70c"/>
    </style:style>
    <style:style style:name="T160" style:family="text">
      <style:text-properties officeooo:rsid="0653d200"/>
    </style:style>
    <style:style style:name="T161" style:family="text">
      <style:text-properties officeooo:rsid="0655f958"/>
    </style:style>
    <style:style style:name="T162" style:family="text">
      <style:text-properties officeooo:rsid="0657f0f2"/>
    </style:style>
    <style:style style:name="T163" style:family="text">
      <style:text-properties officeooo:rsid="0658fa45"/>
    </style:style>
    <style:style style:name="T164" style:family="text">
      <style:text-properties officeooo:rsid="065b900e"/>
    </style:style>
    <style:style style:name="T165" style:family="text">
      <style:text-properties officeooo:rsid="065d873a"/>
    </style:style>
    <style:style style:name="T166" style:family="text">
      <style:text-properties officeooo:rsid="065f5562"/>
    </style:style>
    <style:style style:name="T167" style:family="text">
      <style:text-properties officeooo:rsid="065f7725"/>
    </style:style>
    <style:style style:name="T168" style:family="text">
      <style:text-properties officeooo:rsid="0660008d"/>
    </style:style>
    <style:style style:name="T169" style:family="text">
      <style:text-properties officeooo:rsid="06616286"/>
    </style:style>
    <style:style style:name="T170" style:family="text">
      <style:text-properties officeooo:rsid="066403fe"/>
    </style:style>
    <style:style style:name="T171" style:family="text">
      <style:text-properties officeooo:rsid="0664b732"/>
    </style:style>
    <style:style style:name="T172" style:family="text">
      <style:text-properties officeooo:rsid="0664e800"/>
    </style:style>
    <style:style style:name="T173" style:family="text">
      <style:text-properties officeooo:rsid="0665b9b0"/>
    </style:style>
    <style:style style:name="T174" style:family="text">
      <style:text-properties officeooo:rsid="0666facb"/>
    </style:style>
    <style:style style:name="T175" style:family="text">
      <style:text-properties officeooo:rsid="0667ee5c"/>
    </style:style>
    <style:style style:name="T176" style:family="text">
      <style:text-properties officeooo:rsid="0669933b"/>
    </style:style>
    <style:style style:name="T177" style:family="text">
      <style:text-properties officeooo:rsid="066a03be"/>
    </style:style>
    <style:style style:name="T178" style:family="text">
      <style:text-properties officeooo:rsid="066b78a5"/>
    </style:style>
    <style:style style:name="T179" style:family="text">
      <style:text-properties officeooo:rsid="066ea343"/>
    </style:style>
    <style:style style:name="T180" style:family="text">
      <style:text-properties officeooo:rsid="066f4c19"/>
    </style:style>
    <style:style style:name="T181" style:family="text">
      <style:text-properties officeooo:rsid="06718fd9"/>
    </style:style>
    <style:style style:name="T182" style:family="text">
      <style:text-properties officeooo:rsid="0671cce8"/>
    </style:style>
    <style:style style:name="T183" style:family="text">
      <style:text-properties officeooo:rsid="0674cd5c"/>
    </style:style>
    <style:style style:name="T184" style:family="text">
      <style:text-properties officeooo:rsid="0676a514"/>
    </style:style>
    <style:style style:name="T185" style:family="text">
      <style:text-properties officeooo:rsid="0676ed9d"/>
    </style:style>
    <style:style style:name="T186" style:family="text">
      <style:text-properties officeooo:rsid="0677fb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Results chapter</text:p>
      <text:p text:style-name="P1">%% author Liu Peng</text:p>
      <text:p text:style-name="P1"></text:p>
      <text:p text:style-name="P1">After designing, implementing and testing the application. We <text:span text:style-name="T1">conducted</text:span> several evaluation tests on the streaming performance. <text:span text:style-name="T2">We</text:span> had released the <text:span text:style-name="T2">first edition of the </text:span>application in Google Play Store in Nov 2013. <text:span text:style-name="T3">Since then</text:span>, we ha<text:span text:style-name="T4">d been updating </text:span>the application <text:span text:style-name="T5">in order to improve its performance and enrich its features.</text:span> During the <text:span text:style-name="T6">past </text:span>one year, we have <text:span text:style-name="T9">collected</text:span> <text:span text:style-name="T7">a big amount of</text:span> useful data and interesting results. In this chapter we will present and analyze th<text:span text:style-name="T8">e</text:span>se results.</text:p>
      <text:p text:style-name="P1"></text:p>
      <text:p text:style-name="P2">\subsection{Performance <text:span text:style-name="T35">evaluation</text:span>}</text:p>
      <text:p text:style-name="P3">\sub<text:span text:style-name="T36">sub</text:span>section{<text:span text:style-name="T37">streaming</text:span>}</text:p>
      <text:p text:style-name="P4">In terms of streaming, our solution include<text:span text:style-name="T10">s</text:span> two major streaming components. It would be helpful to study and compare which streaming protocol ha<text:span text:style-name="T11">s</text:span> the better performance while streaming multimedia contents. Moreover, by streaming different types of media <text:span text:style-name="T12">and make comparison</text:span>, we could <text:span text:style-name="T13">reveal</text:span> which protocol is <text:span text:style-name="T15">more</text:span> suitable for <text:span text:style-name="T14">a</text:span> certain type of media. \\</text:p>
      <text:p text:style-name="P1">\\<text:span text:style-name="T16">The t</text:span>wo major streaming technolog<text:span text:style-name="T16">ies</text:span> we used in our solution are HTTP streaming and <text:span text:style-name="T29">RAOP</text:span> streaming, <text:span text:style-name="T17">respectively.</text:span>\\</text:p>
      <text:p text:style-name="P1">\\</text:p>
      <text:p text:style-name="P5">Hypertext Transfer Protocol (HTTP) <text:span text:style-name="T18">is</text:span> the protocol used to deliver web pages and images across the <text:span text:style-name="T19">World Wide Web</text:span>. HTTP is a <text:span text:style-name="T21">most</text:span> <text:span text:style-name="T20">widely</text:span> adopted, open standard and the most ubiquitous <text:span text:style-name="T22">method</text:span> of <text:span text:style-name="T23">content </text:span>delivery <text:span text:style-name="T23">on the Internet</text:span>. HTTP <text:span text:style-name="T24">objects </text:span>can be delivered by a variety of web servers, <text:span text:style-name="T25">including</text:span> commercial<text:span text:style-name="T26">ly used servers </text:span>and open source <text:span text:style-name="T26">servers</text:span>.<text:span text:style-name="T30">(who use HTTP? DLNA...)</text:span>\\</text:p>
      <text:p text:style-name="P1">\\</text:p>
      <text:p text:style-name="P6"><text:span text:style-name="T32">Unlike HTTP, another popular protocol, the </text:span>Real Time Streaming Protocol (RTSP) is<text:span text:style-name="T31"> </text:span>a network control protocol used in entertainment and communications systems to control <text:span text:style-name="T27">media </text:span>streaming servers. RTSP is used to establish and control media sessions between two points, usually <text:span text:style-name="T28">the </text:span>server and player client. Clients of media servers issue VCR-like commands, such as PLAY and PAUSE, to facilitate real-time control of playback of media files from the server. <text:s/><text:span text:style-name="T33">The RAOP protocol, which is virtually another version of RTSP, is used by AirPlay, </text:span>for the streaming of iTunes music.<text:span text:style-name="T34">\\</text:span></text:p>
      <text:p text:style-name="P1">\\</text:p>
      <text:p text:style-name="P1">\textbf{Comparison of AirPlay and DLNA traffic}\\</text:p>
      <text:p text:style-name="P1">\\</text:p>
      <text:p text:style-name="P1">Since we have both protocols implemented in our application. We could compare the performance by streaming the same content to two receivers using <text:span text:style-name="T40">the two </text:span>different protocol<text:span text:style-name="T40">s.</text:span> <text:span text:style-name="T41">T</text:span>ypically, DLNA music streaming uses HTTP protocol and AirPlay music streaming uses ROAP protocol. We selected a mp3 music file and try to stream it to <text:span text:style-name="T38">both </text:span>an AirPlay Speaker and a DLNA Speaker, and we used Wireshark running on <text:span text:style-name="T39">a</text:span> rooted Android phone to capture the packets in the network.\\</text:p>
      <text:p text:style-name="P1">\\</text:p>
      <text:p text:style-name="P1">After the experiment environment is set up, a series of test is conducted and the result is presented in Figure \ref{airplay_vs_dlna_traffic}.</text:p>
      <text:p text:style-name="P1">\begin{figure}</text:p>
      <text:p text:style-name="P1">\hfill</text:p>
      <text:p text:style-name="P1">\subfigure[AirPlay]{\includegraphics[width=7.2cm]{charts/oneMoreTime_airplay_android}}</text:p>
      <text:p text:style-name="P1">\hfill</text:p>
      <text:p text:style-name="P1">\subfigure[DLNA]{\includegraphics[width=7.2cm]{charts/oneMoreTime_dlna_android}}</text:p>
      <text:p text:style-name="P1">\hfill</text:p>
      <text:p text:style-name="P1">\caption{AirPlay vs DLNA streaming traffic</text:p>
      <text:p text:style-name="P1">comparison \label{airplay_vs_dlna_traffic}}</text:p>
      <text:p text:style-name="P1">\end{figure}</text:p>
      <text:p text:style-name="P1"><text:soft-page-break/>According to the figure, the stream traffic<text:span text:style-name="T43">s</text:span> <text:span text:style-name="T42">of</text:span></text:p>
      <text:p text:style-name="P1">AirPlay and DLNA streaming <text:span text:style-name="T43">are</text:span> very different. <text:span text:style-name="T45">In</text:span> AirPlay streaming, the traffic</text:p>
      <text:p text:style-name="P1">growth is nearly linear, because ROAP is a push like process <text:span text:style-name="T44">and</text:span> content can be</text:p>
      <text:p text:style-name="P1">streamed in real time. However, <text:span text:style-name="T46">in </text:span>DLNA streaming, <text:span text:style-name="T47">since its </text:span>HTTP <text:span text:style-name="T48">communication</text:span> is a pull</text:p>
      <text:p text:style-name="P1"><text:span text:style-name="T49">like </text:span>process, the server <text:span text:style-name="T51">can actively</text:span> fetch content from <text:span text:style-name="T56">the </text:span>media server <text:span text:style-name="T50">and </text:span>the content can</text:p>
      <text:p text:style-name="P1">be buffered <text:s/><text:span text:style-name="T52">up since </text:span>the beginning of the playback, <text:span text:style-name="T53">with the best effort of the network</text:span>.</text:p>
      <text:p text:style-name="P1">Therefore, there is a short download period at the beginning of <text:span text:style-name="T55">the </text:span>DLNA <text:span text:style-name="T54">streaming</text:span></text:p>
      <text:p text:style-name="P1">graph. \\ </text:p>
      <text:p text:style-name="P1">\\</text:p>
      <text:p text:style-name="P1">\textbf{<text:span text:style-name="T58">Performance under limited ba</text:span>ndwidth }\\</text:p>
      <text:p text:style-name="P1">\\</text:p>
      <text:p text:style-name="P7">Then, we evaluate the performance <text:span text:style-name="T57">of </text:span><text:s/>the two <text:span text:style-name="T57">streaming </text:span>solutions <text:span text:style-name="T57">under limited bandwidth</text:span>. We limited the bandwidth to 500 kbps, 700 kbps and 1000 kbps respectively an<text:span text:style-name="T59">d run the streaming. </text:span></text:p>
      <text:p text:style-name="P12"><text:span text:style-name="T60">During each round of the test streaming, the same</text:span> mp3 music is streamed to Kodi using the DLNA standard. <text:span text:style-name="T61">Figure \ref{dlna_traffic_bw} shows the result.</text:span></text:p>
      <text:p text:style-name="P1"></text:p>
      <text:p text:style-name="P1">\begin{figure}</text:p>
      <text:p text:style-name="P1">\hfill</text:p>
      <text:p text:style-name="P1">\subfigure[No</text:p>
      <text:p text:style-name="P1">limit]{\includegraphics[width=7.2cm]{charts/oneMoreTime_dlna_android}}</text:p>
      <text:p text:style-name="P1">\hfill</text:p>
      <text:p text:style-name="P1">\subfigure[500kbps]{\includegraphics[width=7.2cm]{charts/oneMoreTime_dlna_android_bw_500k}}</text:p>
      <text:p text:style-name="P1">\hfill</text:p>
      <text:p text:style-name="P1">\subfigure[700kbps]{\includegraphics[width=7.2cm]{charts/oneMoreTime_dlna_android_bw_700k}}</text:p>
      <text:p text:style-name="P1">\hfill</text:p>
      <text:p text:style-name="P1">\subfigure[1000kbps]{\includegraphics[width=7.2cm]{charts/oneMoreTime_dlna_android_bw_1000k}}</text:p>
      <text:p text:style-name="P1">\hfill</text:p>
      <text:p text:style-name="P1">\caption{DLNA streaming traffic comparison in</text:p>
      <text:p text:style-name="P1">bandwidth constrained situation\label{dlna_traffic_bw}}</text:p>
      <text:p text:style-name="P1">\end{figure}</text:p>
      <text:p text:style-name="P1"></text:p>
      <text:p text:style-name="P8">According to the figure, the initial loading <text:span text:style-name="T62">speed</text:span> is dependent on the bandwidth of network. When there is no limit <text:span text:style-name="T63">in</text:span> bandwidth, the loading speed is the fastest. When the network bandwidth is limited, as the bandwidth of network increases, the initial loading speed <text:span text:style-name="T64">would also increase</text:span>. This prove<text:span text:style-name="T65">s</text:span> that in DLNA streaming, most of the content is fully downloaded in the initial phase of streaming, <text:s/>since HTTP streaming is used. The quality of steaming can be guaranteed when the initial buffer<text:span text:style-name="T66">ing</text:span> is finished. The receiver will take the buffered content and play locally.\\</text:p>
      <text:p text:style-name="P1">\\</text:p>
      <text:p text:style-name="P1"><text:span text:style-name="T67">In contrast</text:span>, AirPlay music streaming is based on ROAP, which is a RTP-like protocol. The transport layer protocol used is UDP, thus not all packets <text:span text:style-name="T68">are successfully</text:span> delivered to the receiver. <text:span text:style-name="T69">The UDP based delivery only provides</text:span> a best-effort transmission. The sound quality can not be guaranteed because there is no buffer or retransmission mechanism on the receiver side <text:span text:style-name="T70">and </text:span>the transmission is almost real-time. Given this reason, when the bandwidth is limited to 500 kbps, the AirPlay playback is heavily interrupted. <text:span text:style-name="T71">A</text:span>ll music information is lost since too many packets are lost during the transmission. When the bandwidth is increased to 700 kbps, the AirPlay playback still can not work properly. <text:span text:style-name="T72">T</text:span>he playback is choppy <text:span text:style-name="T72">and noisy</text:span>. After the bandwidth is increased to 1000 kbps, the music can <text:span text:style-name="T73">then</text:span> work <text:span text:style-name="T73">smoothly</text:span> and no <text:span text:style-name="T74">noticeable </text:span>noise can be heard.\\</text:p>
      <text:p text:style-name="P1">\\</text:p>
      <text:p text:style-name="P1"><text:soft-page-break/>Another thing worth mentioning is that in the experiment, <text:span text:style-name="T75">the</text:span> same mp3 music is used in both tests. But obviously the playback quality of DLNA is better than the playback using AirPlay. For instance, when the bandwidth is limited to 500 kbps, AirPlay streaming is basically not <text:span text:style-name="T76">usable</text:span> any more, while DLNA streaming is still working properly. The reason behind this is that in the case of DLNA streaming, the original mp3 music is directly streamed to receiver, while in the case of AirPlay music streaming, the same mp3 music is firstly decoded to PCM format and then encoded to Apple Lossless format. Since mp3 is a compressed media format while Apple lossless format is an uncompressed media format, the bandwidth required <text:span text:style-name="T76">by </text:span>DLNA streaming is considerably smaller than AirPlay streaming.\\</text:p>
      <text:p text:style-name="P1">\\</text:p>
      <text:p text:style-name="P1">Generally speaking, DLNA is more tolerant than AirPlay streaming in <text:span text:style-name="T77">the </text:span>case of limited bandwidth.\\</text:p>
      <text:p text:style-name="P1">\\</text:p>
      <text:p text:style-name="P1">\textbf{Influence of packet loss}\\</text:p>
      <text:p text:style-name="P1">\\</text:p>
      <text:p text:style-name="P9"><text:span text:style-name="T78">After the bandwidth test,</text:span> we <text:span text:style-name="T79">then</text:span> simulated packet loss on the receiver side and conduct<text:span text:style-name="T80">ed</text:span> the same test for DLNA and AirPlay streaming. 5\%, 10\% and 15\% packet loss are <text:span text:style-name="T81">introduced to test both </text:span>DLNA and AirPlay streaming. The result of DLNA streaming is shown in Figure \ref{dlna_pl}. \\</text:p>
      <text:p text:style-name="P1">\begin{figure}</text:p>
      <text:p text:style-name="P1">\hfill</text:p>
      <text:p text:style-name="P1">\subfigure[No</text:p>
      <text:p text:style-name="P1">limit]{\includegraphics[width=7.2cm]{charts/dlna_traffic_data}}</text:p>
      <text:p text:style-name="P1">\hfill</text:p>
      <text:p text:style-name="P1">\subfigure[5</text:p>
      <text:p text:style-name="P1">percent loss]{\includegraphics[width=7.2cm]{charts/dlna_traffic_5loss_data}}</text:p>
      <text:p text:style-name="P1">\hfill</text:p>
      <text:p text:style-name="P1">\subfigure[10</text:p>
      <text:p text:style-name="P1">percent loss]{\includegraphics[width=7.2cm]{charts/dlna_traffic_10loss_data}}</text:p>
      <text:p text:style-name="P1">\hfill</text:p>
      <text:p text:style-name="P1">\subfigure[15</text:p>
      <text:p text:style-name="P1">percent loss]{\includegraphics[width=7.2cm]{charts/dlna_traffic_15loss_data}}</text:p>
      <text:p text:style-name="P1">\hfill</text:p>
      <text:p text:style-name="P1">\caption{DLNA streaming performance in terms of packet loss \label{dlna_pl}}</text:p>
      <text:p text:style-name="P1">\end{figure}</text:p>
      <text:p text:style-name="P1">\\</text:p>
      <text:p text:style-name="P1">According to the figure, when there is <text:span text:style-name="T82">no</text:span> packet loss, very little retransmission data is seen in the graph. When the packet loss ratio is increased from 5\% to 10\%, the portion of retransmitted data is getting larger and larger. <text:span text:style-name="T83">H</text:span>owever, there is no noticeable loss of sound quality. <text:span text:style-name="T84">W</text:span>hen the packet loss ratio is increased to 15\%, significant amount of retransmission can be found in the graph, and the streaming <text:span text:style-name="T85">stopped</text:span> for buffering three times during one song's playback. In the case of DLNA streaming, packet loss is a key impediment. <text:span text:style-name="T87">W</text:span>hen packet loss <text:span text:style-name="T88">rate climbs to a certain point</text:span>, <text:span text:style-name="T89">for instance</text:span> 15\% <text:span text:style-name="T89">in our test</text:span>, <text:span text:style-name="T86">the streaming becomes</text:span> unusable.\\</text:p>
      <text:p text:style-name="P1">\\</text:p>
      <text:p text:style-name="P1"><text:span text:style-name="T90">The s</text:span>ame <text:span text:style-name="T91">packet loss tests on</text:span> AirPlay streaming was <text:span text:style-name="T92">also </text:span>conducted <text:span text:style-name="T93">and</text:span> the results <text:span text:style-name="T93">are</text:span> shown in Figure \ref{airplay_pl}. According to the figure, in the case of AirPlay streaming, since UDP is used, the ROAP server embedded in Streambels keeps sending data to <text:span text:style-name="T94">the</text:span> receiver using UDP regardless of <text:s/><text:span text:style-name="T95">the </text:span>packet loss. On the receiver side, the player tries its best to decode the broken data. There is no mechanism for acknowledgement or retransmission. Surprisingly, the sound quality is much better compared with DLNA streaming. The reason behind is that retransmission of TCP consumes more and more bandwidth in the case of DLNA streaming, in the same situation. AirPlay streaming <text:span text:style-name="T96">instead</text:span> tries <text:soft-page-break/>to deliver all contents <text:span text:style-name="T97">with</text:span> its best effort, <text:span text:style-name="T97">without creating extra demond for retransmission</text:span>.\\</text:p>
      <text:p text:style-name="P1">\\</text:p>
      <text:p text:style-name="P1"><text:span text:style-name="T98">In a nutshell</text:span>, in the case of packet loss, AirPlay is more tolerant <text:span text:style-name="T99">to packet loss </text:span>than DLNA.</text:p>
      <text:p text:style-name="P1">\begin{figure}</text:p>
      <text:p text:style-name="P1">\hfill</text:p>
      <text:p text:style-name="P1">\subfigure[No</text:p>
      <text:p text:style-name="P1">limit]{\includegraphics[width=7.2cm]{charts/AirPlay_traffic_data}}</text:p>
      <text:p text:style-name="P1">\hfill</text:p>
      <text:p text:style-name="P1">\subfigure[5</text:p>
      <text:p text:style-name="P1">percent loss]{\includegraphics[width=7.2cm]{charts/AirPlay_traffic_5loss_data}}</text:p>
      <text:p text:style-name="P1">\hfill</text:p>
      <text:p text:style-name="P1">\subfigure[10</text:p>
      <text:p text:style-name="P1">percent loss]{\includegraphics[width=7.2cm]{charts/AirPlay_traffic_10loss_data}}</text:p>
      <text:p text:style-name="P1">\hfill</text:p>
      <text:p text:style-name="P1">\subfigure[15</text:p>
      <text:p text:style-name="P1">percent loss]{\includegraphics[width=7.2cm]{charts/AirPlay_traffic_15loss_data}}</text:p>
      <text:p text:style-name="P1">\hfill</text:p>
      <text:p text:style-name="P1">\caption{AirPlay streaming performance in terms of packet loss \label{airplay_pl}}</text:p>
      <text:p text:style-name="P1">\end{figure}</text:p>
      <text:p text:style-name="P1"></text:p>
      <text:p text:style-name="P1"></text:p>
      <text:p text:style-name="P1">\subsection{Statistics}</text:p>
      <text:p text:style-name="P10"><text:span text:style-name="T100">1</text:span>6 months <text:span text:style-name="T100">after its </text:span>releas<text:span text:style-name="T100">e</text:span>, our application ha<text:span text:style-name="T101">s</text:span> achieved 924000 downloads from 223 countries all around the world, with <text:span text:style-name="T103">a </text:span>daily active user <text:span text:style-name="T104">number</text:span> <text:span text:style-name="T103">of over</text:span> 1<text:span text:style-name="T102">5</text:span>000. <text:span text:style-name="T106">O</text:span>ur users almost cover 99\% of <text:span text:style-name="T105">all continent and </text:span>a world map of our user <text:span text:style-name="T107">distribution</text:span> is shown in Figure \ref{user_map}. \\</text:p>
      <text:p text:style-name="P1">\\</text:p>
      <text:p text:style-name="P1">\begin{figure}[htb]</text:p>
      <text:p text:style-name="P1">\centering \includegraphics[width=14cm]{charts/session_world_map}</text:p>
      <text:p text:style-name="P1">\caption{World map of visits \label{user_map}}</text:p>
      <text:p text:style-name="P1">\end{figure}\\</text:p>
      <text:p text:style-name="P1">\\</text:p>
      <text:p text:style-name="P11">So far, we <text:span text:style-name="T108">have received</text:span> ratings from 10253 users <text:span text:style-name="T109">and </text:span>currently the average rating is 3.9 out of 5. The distribution is shown in Figure \ref{ratings}. According to the rating distribution graph, most users are satisfied with our solution and g<text:span text:style-name="T111">i</text:span>ve <text:span text:style-name="T110">the </text:span>5 stars rating. However, the average rating is heavily influenced by the 1 star rating users. The reason <text:span text:style-name="T113">for</text:span> thos<text:span text:style-name="T112">e low ratings</text:span> is t<text:span text:style-name="T114">hat </text:span>the receiver<text:span text:style-name="T114">s</text:span> <text:span text:style-name="T114">some </text:span>user<text:span text:style-name="T114">s</text:span> have in home <text:span text:style-name="T115">are</text:span> not compatible with our application due to <text:span text:style-name="T116">different</text:span> reasons. It might be <text:span text:style-name="T118">that some </text:span>protoc<text:span text:style-name="T117">ols,</text:span>such as Roku box<text:span text:style-name="T117">, are not supported yet</text:span>. Network condition problem also contributes to the incompatibility <text:span text:style-name="T119">issues. For example</text:span> some routers have by default disabled multicast due to security reasons. Another major cause of the incompatibility problem is that even <text:span text:style-name="T120">with</text:span> the same protocol, <text:span text:style-name="T121">such as</text:span> DLNA , a minor implementation difference may cause the break of connection<text:span text:style-name="T122">s. T</text:span>hus, in the later phase, we have made receiver specific hacks to make our application work with most DLNA receivers, regardless of which implementation they use.\\</text:p>
      <text:p text:style-name="P1">\\</text:p>
      <text:p text:style-name="P1">\begin{figure}[htb]</text:p>
      <text:p text:style-name="P1">\centering \includegraphics[height=7cm]{charts/rating_distribution}</text:p>
      <text:p text:style-name="P1">\caption{Rating distribution\label{ratings}}</text:p>
      <text:p text:style-name="P1">\end{figure}\\</text:p>
      <text:p text:style-name="P1">\\</text:p>
      <text:p text:style-name="P1">In terms of user distribution, in the last 16 months, our application turns out</text:p>
      <text:p text:style-name="P1"><text:soft-page-break/>to be <text:span text:style-name="T123">very</text:span> popular in countries like France, United States, Germany, United Kingdom</text:p>
      <text:p text:style-name="P1">and Brazil. The user distribution is shown in Figure \ref{user_country}.\\</text:p>
      <text:p text:style-name="P1">\\</text:p>
      <text:p text:style-name="P1">\begin{figure}[htb]</text:p>
      <text:p text:style-name="P1">\centering \includegraphics[height=8cm]{charts/country_popularity}</text:p>
      <text:p text:style-name="P1">\caption{Popularity in different countries \label{user_country}}</text:p>
      <text:p text:style-name="P1">\end{figure}\\</text:p>
      <text:p text:style-name="P1">\\</text:p>
      <text:p text:style-name="P1">We have also translated the description of our application to nine languages, <text:span text:style-name="T124">which include</text:span> English, Russian, German, Italian, Japanese, French, Chinese, Spanish and Korean. <text:span text:style-name="T125">The multiple language support</text:span> may also <text:span text:style-name="T126">contribute to the popularity of our application in all parts of the world</text:span>.\\</text:p>
      <text:p text:style-name="P1">\\</text:p>
      <text:p text:style-name="P1">\begin{figure}[htb]</text:p>
      <text:p text:style-name="P1">\centering \includegraphics[height=9cm]{charts/os_version_popularity}</text:p>
      <text:p text:style-name="P1">\caption{Popularity of different Android versions \label{os_versions}}</text:p>
      <text:p text:style-name="P1">\end{figure}\\</text:p>
      <text:p text:style-name="P1">\\</text:p>
      <text:p text:style-name="P1">The most popular operating system used for our application is Android, but interestingly there are also tens of users was using our application on BlackBerry<text:span text:style-name="T127">~\cite{??}</text:span>. <text:s/><text:span text:style-name="T128">For </text:span>all the users on Android system, the distribution is shown in Figure \ref{os_versions}. According to the <text:span text:style-name="T129">statistics</text:span>, Android Kitkart is the most widely used Android version, which is also our target system version. Most users have updated to <text:span text:style-name="T130">the </text:span>Kitkart version 4.4. We also have a very small part of users <text:span text:style-name="T131">who</text:span> are using <text:span text:style-name="T132">the </text:span>latest Android 5.0<text:span text:style-name="T138">(Lollipop)</text:span>. <text:span text:style-name="T133">These users are more likely to</text:span> experience more bugs. The reason is that the latest Android uses Android RunTime (ART) to replace Davik runtime<text:span text:style-name="T134">\cite{??}</text:span>. The native code (C code) support is not optimized so well for the new <text:span text:style-name="T135">ART</text:span> architecture. <text:span text:style-name="T136">However</text:span> the native code support <text:span text:style-name="T137">shall </text:span>be improved in later update of Android Lollipop operating system.\\</text:p>
      <text:p text:style-name="P1">\\</text:p>
      <text:p text:style-name="P1">The most interesting statistic of our application <text:span text:style-name="T139">is</text:span> the receiver popularity, which is shown in Figure \ref{receiver_types}. <text:span text:style-name="T140">Since o</text:span>ur project aimed at developing a solution for multimedia home networking, it is especially useful to find out which protocol is the most popular one. According to the result from Google Analytics, the AirPlay and DLNA are the most popular standards, with a combined <text:span text:style-name="T141"><text:s/></text:span><text:s/><text:span text:style-name="T141">usage rate of </text:span>87\% <text:span text:style-name="T141">among</text:span> all <text:span text:style-name="T142">streaming</text:span> sessions. Chromecast is the third <text:span text:style-name="T143">most</text:span> popular receiver while Amazon Fire TV is the <text:span text:style-name="T144">least adopted</text:span> receiver. The result <text:span text:style-name="T146">can also suggest </text:span>the future <text:span text:style-name="T145">trend </text:span>of multimedia home networking.\\</text:p>
      <text:p text:style-name="P1">\\</text:p>
      <text:p text:style-name="P1">\begin{figure}[htb]</text:p>
      <text:p text:style-name="P1">\centering \includegraphics[height=9cm]{charts/receiver_popularity}</text:p>
      <text:p text:style-name="P1">\caption{Popularity of receiver types \label{receiver_types}}</text:p>
      <text:p text:style-name="P1">\end{figure}</text:p>
      <text:p text:style-name="P1">Our application has <text:span text:style-name="T147">gone</text:span> public for 16 months <text:span text:style-name="T148">and</text:span> it has <text:span text:style-name="T149">seen</text:span> a <text:span text:style-name="T150">series </text:span>of small updates and one major update <text:span text:style-name="T151">on </text:span>last Christmas. The number of daily visit<text:span text:style-name="T152">s</text:span> is shown in Figure \ref{session_perday}. As shown in the figure, after the release, the number of users has seen a great increase in the first two months. <text:span text:style-name="T152">A</text:span>fter that, the number of active users has <text:span text:style-name="T153">remained</text:span> steady over the following six months, until we <text:span text:style-name="T154">launched</text:span> a major release after around a year. The new release include<text:span text:style-name="T155">d</text:span> a<text:span text:style-name="T156">n</text:span> updated UI and a better written streaming component. <text:span text:style-name="T156">This release</text:span> has brought a significant growth <text:span text:style-name="T157">in</text:span> users. <text:span text:style-name="T158">Cu</text:span>rrently our application <text:span text:style-name="T159">is hitting 15</text:span>000 visits <text:span text:style-name="T160">per day</text:span>, <text:s/>prov<text:span text:style-name="T161">ing that</text:span> our solution has been successful.\\</text:p>
      <text:p text:style-name="P1">\\</text:p>
      <text:p text:style-name="P1">\begin{figure}[htb]</text:p>
      <text:p text:style-name="P1">\centering \includegraphics[height=9cm]{charts/sessions_per_day}</text:p>
      <text:p text:style-name="P1"><text:soft-page-break/>\caption{Sessions per day \label{sessions_perday}}</text:p>
      <text:p text:style-name="P1">\end{figure}</text:p>
      <text:p text:style-name="P1"></text:p>
      <text:p text:style-name="P1">\subsection{User study}</text:p>
      <text:p text:style-name="P1">It <text:span text:style-name="T162">is</text:span> <text:span text:style-name="T163">essential </text:span>to listen to feedback from users <text:span text:style-name="T164">and</text:span> our application <text:span text:style-name="T165">users</text:span> can send their feedback to us in many ways, such as comment<text:span text:style-name="T166">ing</text:span> on the Google Play Store <text:span text:style-name="T168">or</text:span> send<text:span text:style-name="T167">ing</text:span> E-mail directly to us.\\</text:p>
      <text:p text:style-name="P1">\\</text:p>
      <text:p text:style-name="P1"><text:span text:style-name="T169">Having been collecting</text:span> user feedback<text:span text:style-name="T169">s for over 16 months</text:span>, we ...??????????????<text:span text:style-name="T185">+</text:span></text:p>
      <text:p text:style-name="P1"/>
      <text:p text:style-name="P1">Most of the feedback<text:span text:style-name="T170">s</text:span> <text:span text:style-name="T170">are</text:span> about trouble shooting. <text:span text:style-name="T170">F</text:span>or example, <text:span text:style-name="T171">device </text:span>discovery problem has been the most common issue for most complaining users. The reason could be <text:span text:style-name="T172">that </text:span>phone<text:span text:style-name="T173">s</text:span> and <text:span text:style-name="T174">other </text:span>receivers are not <text:span text:style-name="T175">connected</text:span> to the same Wi-Fi network, <text:span text:style-name="T176">or </text:span>the <text:span text:style-name="T177">r</text:span>eceivers are not turned on. With more and more user feedback collected, we <text:span text:style-name="T178">felt obliged</text:span> to set up a website for trouble shooting. <text:span text:style-name="T179">After the setup of the feedback website </text:span>we kept updating and improving the trouble shooting page<text:span text:style-name="T180">s</text:span>. <text:span text:style-name="T180">No</text:span>w most complaining users could find their answer in this trouble shooting page<text:span text:style-name="T180">s</text:span>.\\</text:p>
      <text:p text:style-name="P1">\\</text:p>
      <text:p text:style-name="P1">Since the launch in November 2013, our application has received <text:span text:style-name="T181">over </text:span>1 million</text:p>
      <text:p text:style-name="P1">downloads and <text:span text:style-name="T182">a daily active user number of over </text:span>15000. People from 99\% percent of all the countries have downloaded and tried our solution. We kept improving Streambels and all these statistics ha<text:span text:style-name="T183">ve</text:span> proven that our solution is <text:span text:style-name="T186">competitive</text:span> for multimedia home net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4-21T00:39:16.157150374</dc:date>
    <meta:editing-duration>P1DT2M44S</meta:editing-duration>
    <meta:editing-cycles>1603</meta:editing-cycles>
    <meta:generator>LibreOffice/4.2.6.2$Linux_x86 LibreOffice_project/420m0$Build-2</meta:generator>
    <meta:document-statistic meta:table-count="0" meta:image-count="0" meta:object-count="0" meta:page-count="6" meta:paragraph-count="162" meta:word-count="2282" meta:character-count="16025" meta:non-whitespace-character-count="13730"/>
  </office:meta>
</office:document-meta>
</file>